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Open Sans&quot;" svg:font-family="'&quot;Open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20.85pt"/>
    </style:style>
    <style:style style:name="co2" style:family="table-column">
      <style:table-column-properties fo:break-before="auto" style:column-width="213.19pt"/>
    </style:style>
    <style:style style:name="co3"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711">
      <style:table-properties table:display="true" style:writing-mode="lr-tb"/>
    </style:style>
    <style:style style:name="ta2" style:family="table" style:master-page-name="PageStyle_5f_712">
      <style:table-properties table:display="true" style:writing-mode="lr-tb"/>
    </style:style>
    <style:style style:name="ta3" style:family="table" style:master-page-name="PageStyle_5f_713">
      <style:table-properties table:display="true" style:writing-mode="lr-tb"/>
    </style:style>
    <style:style style:name="ta4" style:family="table" style:master-page-name="PageStyle_5f_714">
      <style:table-properties table:display="true" style:writing-mode="lr-tb"/>
    </style:style>
    <style:style style:name="ta5" style:family="table" style:master-page-name="PageStyle_5f_715">
      <style:table-properties table:display="true" style:writing-mode="lr-tb"/>
    </style:style>
    <style:style style:name="ce1"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style>
    <style:style style:name="ce7"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222222"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style>
    <style:style style:name="ce11"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quot;Open Sans&quot;" fo:font-size="11pt" fo:font-style="normal" fo:text-shadow="none" style:text-underline-style="none" fo:font-weight="normal" style:font-size-asian="11pt" style:font-style-asian="normal" style:font-weight-asian="normal" style:font-name-complex="&quot;Open Sans&quot;" style:font-size-complex="11pt" style:font-style-complex="normal" style:font-weight-complex="normal"/>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711" table:style-name="ta1">
        <office:forms form:automatic-focus="false" form:apply-design-mode="false"/>
        <table:table-column table:style-name="co1" table:default-cell-style-name="Default"/>
        <table:table-column table:style-name="co2" table:default-cell-style-name="Default"/>
        <table:table-column table:style-name="co1" table:number-columns-repeated="22" table:default-cell-style-name="Default"/>
        <table:table-column table:style-name="co3" table:number-columns-repeated="1000" table:default-cell-style-name="Default"/>
        <table:table-row table:style-name="ro1">
          <table:table-cell table:style-name="ce1" office:value-type="string" calcext:value-type="string">
            <text:p>Topik dan Bobot</text:p>
          </table:table-cell>
          <table:table-cell table:style-name="ce1" office:value-type="string" calcext:value-type="string">
            <text:p>Deskripsi</text:p>
          </table:table-cell>
          <table:table-cell table:style-name="ce1" office:value-type="string" calcext:value-type="string">
            <text:p>Bidang Pengetahuan Utama:</text:p>
          </table:table-cell>
          <table:table-cell table:style-name="ce1" office:value-type="string" calcext:value-type="string">
            <text:p>Berikut ini adalah sebagian daftar file, istilah, dan utilitas yang digunakan:</text:p>
          </table:table-cell>
          <table:table-cell table:style-name="ce14" table:number-columns-repeated="20"/>
          <table:table-cell table:number-columns-repeated="1000"/>
        </table:table-row>
        <table:table-row table:style-name="ro1">
          <table:table-cell table:style-name="ce2" office:value-type="string" calcext:value-type="string" table:number-columns-spanned="4" table:number-rows-spanned="1">
            <text:p>711: Instalasi BSD dan Manajemen Perangkat Lunak</text:p>
          </table:table-cell>
          <table:covered-table-cell table:number-columns-repeated="2" table:style-name="ce9"/>
          <table:covered-table-cell table:style-name="ce13"/>
          <table:table-cell table:style-name="ce8" table:number-columns-repeated="20"/>
          <table:table-cell table:number-columns-repeated="1000"/>
        </table:table-row>
        <table:table-row table:style-name="ro1">
          <table:table-cell table:style-name="ce3" office:value-type="string" calcext:value-type="string" table:number-columns-spanned="1" table:number-rows-spanned="4">
            <text:p>711.1 Instalasi Sistem Operasi BSD (bobot: 3)</text:p>
          </table:table-cell>
          <table:table-cell table:style-name="ce10" office:value-type="string" calcext:value-type="string" table:number-columns-spanned="1" table:number-rows-spanned="4">
            <text:p>Kandidat harus mampu menginstalasi FreeBSD, NetBSD, dan OpenBSD. Selain itu, kandidat harus dapat meng-upgrade instalasi BSD yang sudah ada.</text:p>
          </table:table-cell>
          <table:table-cell table:style-name="ce11" office:value-type="string" calcext:value-type="string">
            <text:p>Menginstal sistem operasi FreeBSD, NetBSD, dan OpenBSD menggunakan opsi default.</text:p>
          </table:table-cell>
          <table:table-cell table:style-name="ce11" office:value-type="string" calcext:value-type="string">
            <text:p>Umum: unam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upgrade instalasi sistem operasi FreeBSD, NetBSD, atau OpenBSD yang sudah ada.</text:p>
          </table:table-cell>
          <table:table-cell table:style-name="ce12" office:value-type="string" calcext:value-type="string">
            <text:p>FreeBSD: bsdinstall, freebsd-updat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jenis dan versi sistem operasi yang terinstal.</text:p>
          </table:table-cell>
          <table:table-cell table:style-name="ce12" office:value-type="string" calcext:value-type="string">
            <text:p>NetBSD: sysinst</text:p>
          </table:table-cell>
          <table:table-cell table:style-name="ce8" table:number-columns-repeated="20"/>
          <table:table-cell table:number-columns-repeated="1000"/>
        </table:table-row>
        <table:table-row table:style-name="ro1">
          <table:covered-table-cell table:number-columns-repeated="2" table:style-name="ce5"/>
          <table:table-cell table:style-name="ce7"/>
          <table:table-cell table:style-name="ce7" office:value-type="string" calcext:value-type="string">
            <text:p>OpenBSD: bsd.rd</text:p>
          </table:table-cell>
          <table:table-cell table:style-name="ce8" table:number-columns-repeated="20"/>
          <table:table-cell table:number-columns-repeated="1000"/>
        </table:table-row>
        <table:table-row table:style-name="ro1">
          <table:table-cell table:style-name="ce6" office:value-type="string" calcext:value-type="string" table:number-columns-spanned="1" table:number-rows-spanned="4">
            <text:p>711.2 Manajemen Perangkat Lunak dan Paket BSD (bobot: 4)</text:p>
          </table:table-cell>
          <table:table-cell table:style-name="ce7" office:value-type="string" calcext:value-type="string" table:number-columns-spanned="1" table:number-rows-spanned="4">
            <text:p>Kandidat harus dapat menginstal, mengelola, dan memperbarui perangkat lunak pada sistem BSD. Ini termasuk menggunakan perangkat lunak biner yang telah dikompilasi sebelumnya menggunakan manajer paket serta mengkompilasi perangkat lunak dari kode sumber dan menggunakan ports.</text:p>
          </table:table-cell>
          <table:table-cell table:style-name="ce12" office:value-type="string" calcext:value-type="string">
            <text:p>Kandidat harus memahami mekanisme manajemen perangkat lunak pada sistem BSD.</text:p>
          </table:table-cell>
          <table:table-cell table:style-name="ce12" office:value-type="string" calcext:value-type="string">
            <text:p>Umum: mak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instal, meminta, dan menghapus paket biner yang telah dikompilasi sebelumnya.</text:p>
          </table:table-cell>
          <table:table-cell table:style-name="ce12" office:value-type="string" calcext:value-type="string">
            <text:p>FreeBSD: pkg install, pkg delete, pkg info, pkg upgrad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gunakan port untuk mengkompilasi perangkat lunak.</text:p>
          </table:table-cell>
          <table:table-cell table:style-name="ce12" office:value-type="string" calcext:value-type="string">
            <text:p>NetBSD: pkg_admin, pkg_add, pkg_delete, pkg_info</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entukan perangkat lunak terinstal yang memiliki peningkatan yang tertunda atau kerentanan keamanan yang belum terselesaikan dan menginstal peningkatan yang tersedia.</text:p>
          </table:table-cell>
          <table:table-cell table:style-name="ce7" office:value-type="string" calcext:value-type="string">
            <text:p>OpenBSD: pkg_add, pkg_delete, pkg_info</text:p>
          </table:table-cell>
          <table:table-cell table:style-name="ce8" table:number-columns-repeated="20"/>
          <table:table-cell table:number-columns-repeated="1000"/>
        </table:table-row>
        <table:table-row table:style-name="ro1">
          <table:table-cell table:style-name="ce7" office:value-type="string" calcext:value-type="string" table:number-columns-spanned="1" table:number-rows-spanned="6">
            <text:p>711.3 Konfigurasi Startup Sistem BSD (bobot: 3)</text:p>
          </table:table-cell>
          <table:table-cell table:style-name="ce7" office:value-type="string" calcext:value-type="string" table:number-columns-spanned="1" table:number-rows-spanned="6">
            <text:p>Kandidat harus memahami proses booting BSD dan dapat mengelola layanan, termasuk mengonfigurasi layanan mana yang dijalankan pada saat booting. Selain itu, kandidat harus dapat memulai dan memulai ulang sistem BSD.</text:p>
          </table:table-cell>
          <table:table-cell table:style-name="ce12" office:value-type="string" calcext:value-type="string">
            <text:p>Memahami proses booting setiap sistem operasi BSD.</text:p>
          </table:table-cell>
          <table:table-cell table:style-name="ce12" office:value-type="string" calcext:value-type="string">
            <text:p>Umum: boot(8), rc, /etc/rc.conf, /etc/rc.d/, inetd, shutdown</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peran dan prinsip-prinsip bootloader, termasuk tahapan bootloader BSD.</text:p>
          </table:table-cell>
          <table:table-cell table:style-name="ce12" office:value-type="string" calcext:value-type="string">
            <text:p>FreeBSD: servic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gunakan skrip pengaktifan rc untuk memulai, menghentikan, memulai ulang, dan memeriksa status layanan.</text:p>
          </table:table-cell>
          <table:table-cell table:style-name="ce12" office:value-type="string" calcext:value-type="string">
            <text:p>NetBSD: servic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onfigurasi layanan yang akan dimulai pada saat boot.</text:p>
          </table:table-cell>
          <table:table-cell table:style-name="ce12" office:value-type="string" calcext:value-type="string">
            <text:p>OpenBSD: rcct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ulai dan menghidupkan ulang sistem BSD.</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empatkan sistem BSD dalam mode pengguna tunggal.</text:p>
          </table:table-cell>
          <table:table-cell table:style-name="ce7"/>
          <table:table-cell table:style-name="ce8" table:number-columns-repeated="20"/>
          <table:table-cell table:number-columns-repeated="1000"/>
        </table:table-row>
        <table:table-row table:style-name="ro1">
          <table:table-cell table:style-name="ce7" office:value-type="string" calcext:value-type="string" table:number-columns-spanned="1" table:number-rows-spanned="5">
            <text:p>711.4 Konfigurasi Perangkat Keras (bobot: 2)</text:p>
          </table:table-cell>
          <table:table-cell table:style-name="ce7" office:value-type="string" calcext:value-type="string" table:number-columns-spanned="1" table:number-rows-spanned="5">
            <text:p>Kandidat harus dapat menyelidiki perangkat keras sistem dan mengonfigurasi bagaimana BSD menangani perangkat keras. Ini termasuk memahami peran modul kernel dan memuat serta mengelola modul kernel yang ada.</text:p>
          </table:table-cell>
          <table:table-cell table:style-name="ce12" office:value-type="string" calcext:value-type="string">
            <text:p>Menentukan perangkat keras apa yang diinstal pada suatu sistem.</text:p>
          </table:table-cell>
          <table:table-cell table:style-name="ce12" office:value-type="string" calcext:value-type="string">
            <text:p>Umum: dmesg, /boot/loader.con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perangkat keras mana yang diperiksa pada saat booting.</text:p>
          </table:table-cell>
          <table:table-cell table:style-name="ce12" office:value-type="string" calcext:value-type="string">
            <text:p>FreeBSD: camcontrol, devinfo, pciconf, kldstat, kldload, kldunload</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Utilitas khusus BSD yang dapat digunakan untuk memecahkan masalah dan memanipulasi perangkat PCI, ATA, dan SCSI.</text:p>
          </table:table-cell>
          <table:table-cell table:style-name="ce12" office:value-type="string" calcext:value-type="string">
            <text:p>NetBSD: atactl, pcictl, scsictl, modstat, modload, modunload</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memuat, dan membongkar modul kernel.</text:p>
          </table:table-cell>
          <table:table-cell table:style-name="ce12" office:value-type="string" calcext:value-type="string">
            <text:p>OpenBSD: atactl, scsi</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Ketersediaan modul kernel pada sistem operasi BSD yang berbeda.</text:p>
          </table:table-cell>
          <table:table-cell table:style-name="ce7"/>
          <table:table-cell table:style-name="ce8" table:number-columns-repeated="20"/>
          <table:table-cell table:number-columns-repeated="1000"/>
        </table:table-row>
        <table:table-row table:style-name="ro1">
          <table:table-cell table:style-name="ce7" office:value-type="string" calcext:value-type="string" table:number-columns-spanned="1" table:number-rows-spanned="4">
            <text:p>711.5 Parameter Kernel BSD dan Tingkat Keamanan Sistem (bobot: 2)</text:p>
          </table:table-cell>
          <table:table-cell table:style-name="ce7" office:value-type="string" calcext:value-type="string" table:number-columns-spanned="1" table:number-rows-spanned="4">
            <text:p>Kandidat harus memahami parameter kernel yang dapat dikonfigurasi (MIB) dan harus dapat melihat dan mengatur parameter kernel. Hal ini termasuk memahami dan mengatur tingkat keamanan BSD.</text:p>
          </table:table-cell>
          <table:table-cell table:style-name="ce12" office:value-type="string" calcext:value-type="string">
            <text:p>Memahami konsep MIB kernel.</text:p>
          </table:table-cell>
          <table:table-cell table:style-name="ce12" office:value-type="string" calcext:value-type="string">
            <text:p>Umum: init, sysctl, /etc/sysctl.con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MIB dan memodifikasi MIB pada saat run-time dan secara permanen.</text:p>
          </table:table-cell>
          <table:table-cell table:style-name="ce12" office:value-type="string" calcext:value-type="string">
            <text:p>OpenBSD: config, /etc/boot.con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konsep dan batasan tingkat keamanan BSD.</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ahami dalam kondisi apa saja securelevel dapat dinaikkan atau diturunkan.</text:p>
          </table:table-cell>
          <table:table-cell table:style-name="ce7"/>
          <table:table-cell table:style-name="ce8" table:number-columns-repeated="20"/>
          <table:table-cell table:number-columns-repeated="1000"/>
        </table:table-row>
        <table:table-row table:style-name="ro1" table:number-rows-repeated="972">
          <table:table-cell table:style-name="ce8" table:number-columns-repeated="24"/>
          <table:table-cell table:number-columns-repeated="1000"/>
        </table:table-row>
        <table:table-row table:style-name="ro2" table:number-rows-repeated="1047578">
          <table:table-cell table:number-columns-repeated="1024"/>
        </table:table-row>
        <table:table-row table:style-name="ro2">
          <table:table-cell table:number-columns-repeated="1024"/>
        </table:table-row>
      </table:table>
      <table:table table:name="712" table:style-name="ta2">
        <table:table-column table:style-name="co1" table:number-columns-repeated="24" table:default-cell-style-name="Default"/>
        <table:table-column table:style-name="co3" table:number-columns-repeated="1000" table:default-cell-style-name="Default"/>
        <table:table-row table:style-name="ro1">
          <table:table-cell table:style-name="ce1" office:value-type="string" calcext:value-type="string">
            <text:p>Topik dan Bobot</text:p>
          </table:table-cell>
          <table:table-cell table:style-name="ce1" office:value-type="string" calcext:value-type="string">
            <text:p>Deskripsi</text:p>
          </table:table-cell>
          <table:table-cell table:style-name="ce1" office:value-type="string" calcext:value-type="string">
            <text:p>Bidang Pengetahuan Utama:</text:p>
          </table:table-cell>
          <table:table-cell table:style-name="ce1" office:value-type="string" calcext:value-type="string">
            <text:p>Berikut ini adalah sebagian daftar file, istilah, dan utilitas yang digunakan:</text:p>
          </table:table-cell>
          <table:table-cell table:style-name="ce14" table:number-columns-repeated="20"/>
          <table:table-cell table:number-columns-repeated="1000"/>
        </table:table-row>
        <table:table-row table:style-name="ro1">
          <table:table-cell table:style-name="ce2" office:value-type="string" calcext:value-type="string" table:number-columns-spanned="4" table:number-rows-spanned="1">
            <text:p>712: Perangkat Penyimpanan dan Sistem Berkas BSD</text:p>
          </table:table-cell>
          <table:covered-table-cell table:number-columns-repeated="2" table:style-name="ce9"/>
          <table:covered-table-cell table:style-name="ce13"/>
          <table:table-cell table:style-name="ce8" table:number-columns-repeated="20"/>
          <table:table-cell table:number-columns-repeated="1000"/>
        </table:table-row>
        <table:table-row table:style-name="ro1">
          <table:table-cell table:style-name="ce15" office:value-type="string" calcext:value-type="string" table:number-columns-spanned="1" table:number-rows-spanned="2">
            <text:p>712.1 Pemartisian BSD dan Label Disk (bobot: 2)</text:p>
          </table:table-cell>
          <table:table-cell table:style-name="ce16" office:value-type="string" calcext:value-type="string" table:number-columns-spanned="1" table:number-rows-spanned="2">
            <text:p>Kandidat harus memahami konsep tabel irisan disk dan label disk serta dapat melihat, membuat, dan memodifikasi tata letak hard disk.</text:p>
          </table:table-cell>
          <table:table-cell table:style-name="ce11" office:value-type="string" calcext:value-type="string">
            <text:p>Memahami konsep tabel irisan disk dan label disk.</text:p>
          </table:table-cell>
          <table:table-cell table:style-name="ce11" office:value-type="string" calcext:value-type="string">
            <text:p>Umum: fdisk, disklabel</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lihat, membuat, atau mengedit tabel irisan disk, catatan boot master, atau label disk.</text:p>
          </table:table-cell>
          <table:table-cell table:style-name="ce7" office:value-type="string" calcext:value-type="string">
            <text:p>OpenBSD: installboot</text:p>
          </table:table-cell>
          <table:table-cell table:style-name="ce8" table:number-columns-repeated="20"/>
          <table:table-cell table:number-columns-repeated="1000"/>
        </table:table-row>
        <table:table-row table:style-name="ro1">
          <table:table-cell table:style-name="ce15" office:value-type="string" calcext:value-type="string" table:number-columns-spanned="1" table:number-rows-spanned="4">
            <text:p>712.2 Membuat Sistem File dan Menjaga Integritasnya (bobot: 1)</text:p>
          </table:table-cell>
          <table:table-cell table:style-name="ce16" office:value-type="string" calcext:value-type="string" table:number-columns-spanned="1" table:number-rows-spanned="4">
            <text:p>Kandidat harus dapat membuat sistem file dan memeriksa integritasnya. Ini termasuk mengidentifikasi file yang paling banyak menggunakan ruang disk.</text:p>
          </table:table-cell>
          <table:table-cell table:style-name="ce11" office:value-type="string" calcext:value-type="string">
            <text:p>Membuat sistem file UFS dan ZFS.</text:p>
          </table:table-cell>
          <table:table-cell table:style-name="ce11" office:value-type="string" calcext:value-type="string">
            <text:p>Umum: newfs, fsck, du, d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penggunaan ruang disk dan ruang yang tersedia.</text:p>
          </table:table-cell>
          <table:table-cell table:style-name="ce12" office:value-type="string" calcext:value-type="string">
            <text:p>FreeBSD: zpoo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Periksa konsistensi sistem file UFS atau kesehatan kumpulan ZFS.</text:p>
          </table:table-cell>
          <table:table-cell table:style-name="ce12" office:value-type="string" calcext:value-type="string">
            <text:p>NetBSD: zpool</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Kesadaran akan snapshot ZFS.</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4">
            <text:p>712.3 Kontrol Pemasangan dan Pelepasan Sistem File (bobot: 2)</text:p>
          </table:table-cell>
          <table:table-cell table:style-name="ce16" office:value-type="string" calcext:value-type="string" table:number-columns-spanned="1" table:number-rows-spanned="4">
            <text:p>Kandidat harus dapat melihat sistem file yang terpasang, memasang atau melepas sistem file, dan menentukan sistem file mana yang akan dipasang pada saat boot.</text:p>
          </table:table-cell>
          <table:table-cell table:style-name="ce11" office:value-type="string" calcext:value-type="string">
            <text:p>Menentukan sistem file lokal mana yang sedang disambungkan.</text:p>
          </table:table-cell>
          <table:table-cell table:style-name="ce11" office:value-type="string" calcext:value-type="string">
            <text:p>Umum: mount, umount, /etc/fstab, d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sang dan melepas sistem file UFS atau ZFS.</text:p>
          </table:table-cell>
          <table:table-cell table:style-name="ce12" office:value-type="string" calcext:value-type="string">
            <text:p>FreeBSD: zfs</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onfigurasi sistem file mana yang di-mount pada saat boot.</text:p>
          </table:table-cell>
          <table:table-cell table:style-name="ce12" office:value-type="string" calcext:value-type="string">
            <text:p>NetBSD: zfs</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gatasi kesalahan pemasangan.</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5">
            <text:p>712.4 Mengelola Izin dan Kepemilikan File (bobot: 3)</text:p>
          </table:table-cell>
          <table:table-cell table:style-name="ce16" office:value-type="string" calcext:value-type="string" table:number-columns-spanned="1" table:number-rows-spanned="5">
            <text:p>Kandidat harus memahami dan mampu mengelola kepemilikan dan izin file.</text:p>
          </table:table-cell>
          <table:table-cell table:style-name="ce11" office:value-type="string" calcext:value-type="string">
            <text:p>Memahami perizinan Unix tradisional.</text:p>
          </table:table-cell>
          <table:table-cell table:style-name="ce11" office:value-type="string" calcext:value-type="string">
            <text:p>Umum: chown, chgrp, ls, chmod, umask</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dan memodifikasi hak akses menggunakan mode simbolik dan oktal.</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dan menggunakan bit SUID, bit SGID, dan bit lengket.</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atur perizinan file dan direktori default.</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12" office:value-type="string" calcext:value-type="string">
            <text:p>Melihat dan memodifikasi kepemilikan file dan direktori.</text:p>
          </table:table-cell>
          <table:table-cell table:style-name="ce12"/>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2">
            <text:p>712.5 Membuat dan Mengubah Tautan Keras dan Tautan Simbolik (bobot: 1)</text:p>
          </table:table-cell>
          <table:table-cell table:style-name="ce16" office:value-type="string" calcext:value-type="string" table:number-columns-spanned="1" table:number-rows-spanned="2">
            <text:p>Kandidat harus mampu mengelola tautan simbolik dan tautan keras.</text:p>
          </table:table-cell>
          <table:table-cell table:style-name="ce11" office:value-type="string" calcext:value-type="string">
            <text:p>Memahami perbedaan antara tautan simbolik dan tautan keras.</text:p>
          </table:table-cell>
          <table:table-cell table:style-name="ce11" office:value-type="string" calcext:value-type="string">
            <text:p>Umum: ln, ls, rm(1)</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buat, melihat, dan menghapus kedua jenis tautan tersebut.</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4">
            <text:p>712.6 Menemukan File dan Tata Letak Direktori BSD (bobot: 2)</text:p>
          </table:table-cell>
          <table:table-cell table:style-name="ce16" office:value-type="string" calcext:value-type="string" table:number-columns-spanned="1" table:number-rows-spanned="4">
            <text:p>Kandidat harus memahami tata letak direktori BSD dan dapat menemukan file sesuai dengan kriteria pencarian yang berbeda.</text:p>
          </table:table-cell>
          <table:table-cell table:style-name="ce11" office:value-type="string" calcext:value-type="string">
            <text:p>Memahami tata letak direktori yang digunakan oleh sistem BSD.</text:p>
          </table:table-cell>
          <table:table-cell table:style-name="ce11" office:value-type="string" calcext:value-type="string">
            <text:p>Umum: whatis, whereis, which, locate, locate.updatedb, find, hier(7)</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etahui utilitas mana yang dapat digunakan untuk menemukan binari, source, manpage, dan file.</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update database pencarian.</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Gunakan find untuk mencari file, termasuk menggunakan kriteria pencarian seperti waktu modifikasi terakhir, ukuran, tipe, flag file, UID atau GID, hak akses, atau dengan pola teks.</text:p>
          </table:table-cell>
          <table:table-cell table:style-name="ce7"/>
          <table:table-cell table:style-name="ce8" table:number-columns-repeated="20"/>
          <table:table-cell table:number-columns-repeated="1000"/>
        </table:table-row>
        <table:table-row table:style-name="ro1" table:number-rows-repeated="972">
          <table:table-cell table:style-name="ce8" table:number-columns-repeated="24"/>
          <table:table-cell table:number-columns-repeated="1000"/>
        </table:table-row>
        <table:table-row table:style-name="ro2" table:number-rows-repeated="1047580">
          <table:table-cell table:number-columns-repeated="1024"/>
        </table:table-row>
        <table:table-row table:style-name="ro2">
          <table:table-cell table:number-columns-repeated="1024"/>
        </table:table-row>
      </table:table>
      <table:table table:name="713" table:style-name="ta3">
        <table:table-column table:style-name="co1" table:number-columns-repeated="24" table:default-cell-style-name="Default"/>
        <table:table-column table:style-name="co3" table:number-columns-repeated="1000" table:default-cell-style-name="Default"/>
        <table:table-row table:style-name="ro1">
          <table:table-cell table:style-name="ce1" office:value-type="string" calcext:value-type="string">
            <text:p>Topik dan Bobot</text:p>
          </table:table-cell>
          <table:table-cell table:style-name="ce1" office:value-type="string" calcext:value-type="string">
            <text:p>Deskripsi</text:p>
          </table:table-cell>
          <table:table-cell table:style-name="ce1" office:value-type="string" calcext:value-type="string">
            <text:p>Bidang Pengetahuan Utama:</text:p>
          </table:table-cell>
          <table:table-cell table:style-name="ce1" office:value-type="string" calcext:value-type="string">
            <text:p>Berikut ini adalah sebagian daftar file, istilah, dan utilitas yang digunakan:</text:p>
          </table:table-cell>
          <table:table-cell table:style-name="ce14" table:number-columns-repeated="20"/>
          <table:table-cell table:number-columns-repeated="1000"/>
        </table:table-row>
        <table:table-row table:style-name="ro1">
          <table:table-cell table:style-name="ce2" office:value-type="string" calcext:value-type="string" table:number-columns-spanned="4" table:number-rows-spanned="1">
            <text:p>713: Administrasi Sistem BSD Dasar</text:p>
          </table:table-cell>
          <table:covered-table-cell table:number-columns-repeated="2" table:style-name="ce9"/>
          <table:covered-table-cell table:style-name="ce13"/>
          <table:table-cell table:style-name="ce8" table:number-columns-repeated="20"/>
          <table:table-cell table:number-columns-repeated="1000"/>
        </table:table-row>
        <table:table-row table:style-name="ro1">
          <table:table-cell table:style-name="ce15" office:value-type="string" calcext:value-type="string" table:number-columns-spanned="1" table:number-rows-spanned="6">
            <text:p>713.1 Mengelola Akun dan Grup Pengguna (bobot: 3)</text:p>
          </table:table-cell>
          <table:table-cell table:style-name="ce16" office:value-type="string" calcext:value-type="string" table:number-columns-spanned="1" table:number-rows-spanned="6">
            <text:p>Kandidat harus dapat membuat dan mengelola akun pengguna dan sistem serta grup dan keanggotaan grup.</text:p>
          </table:table-cell>
          <table:table-cell table:style-name="ce11" office:value-type="string" calcext:value-type="string">
            <text:p>Membuat, memodifikasi, dan menghapus akun pengguna dan sistem serta grup.</text:p>
          </table:table-cell>
          <table:table-cell table:style-name="ce11" office:value-type="string" calcext:value-type="string">
            <text:p>Umum: adduser, passwd, chpass, chfn, chsh, vipw, nologin, id, groups, who, whoami, su(1), /usr/share/ske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elola keanggotaan grup.</text:p>
          </table:table-cell>
          <table:table-cell table:style-name="ce12" office:value-type="string" calcext:value-type="string">
            <text:p>FreeBSD: pw, rmuser</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unci dan membuka kunci akun.</text:p>
          </table:table-cell>
          <table:table-cell table:style-name="ce12" office:value-type="string" calcext:value-type="string">
            <text:p>NetBSD: user, useradd, userinfo, usermod, userde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ubah kata sandi pengguna.</text:p>
          </table:table-cell>
          <table:table-cell table:style-name="ce12" office:value-type="string" calcext:value-type="string">
            <text:p>OpenBSD: user, useradd, userinfo, usermod, userdel, rmuser</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ubah properti pengguna, seperti shell default.</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gontrol file mana yang disalin ke direktori beranda pengguna baru selama pembuatan akun.</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6">
            <text:p>713.2 Mengotomatiskan Tugas Administrasi Sistem dengan Menjadwalkan Pekerjaan (bobot: 2)</text:p>
          </table:table-cell>
          <table:table-cell table:style-name="ce16" office:value-type="string" calcext:value-type="string" table:number-columns-spanned="1" table:number-rows-spanned="6">
            <text:p>Kandidat harus memahami lokasi skrip sistem berkala dan dapat menjadwalkan eksekusi otomatis dari perintah mereka sendiri menggunakan cron.</text:p>
          </table:table-cell>
          <table:table-cell table:style-name="ce11" office:value-type="string" calcext:value-type="string">
            <text:p>Memahami skrip sistem periodik.</text:p>
          </table:table-cell>
          <table:table-cell table:style-name="ce11" office:value-type="string" calcext:value-type="string">
            <text:p>Umum: crontab, cron, crontab, /var/cron/allow, /var/cron/deny</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onfigurasi skrip sistem periodik mana yang dijalankan setiap hari, setiap minggu, dan setiap bulan.</text:p>
          </table:table-cell>
          <table:table-cell table:style-name="ce12" office:value-type="string" calcext:value-type="string">
            <text:p>FreeBSD: /etc/defaults/periodic.conf, periodic</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jalankan skrip sistem berkala secara manual.</text:p>
          </table:table-cell>
          <table:table-cell table:style-name="ce12" office:value-type="string" calcext:value-type="string">
            <text:p>NetBSD: /etc/daily.conf, /etc/weekly.conf, /etc/monthly.conf, /etc/security.con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perbedaan antara crontab sistem dan crontab pengguna, termasuk semua bidang yang tersedia.</text:p>
          </table:table-cell>
          <table:table-cell table:style-name="ce12" office:value-type="string" calcext:value-type="string">
            <text:p>OpenBSD: daily, weekly, monthly</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gunakan editor crontab untuk membuat atau mengedit crontab pengguna.</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gontrol pengguna mana yang dapat membuat crontab mereka sendiri.</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4">
            <text:p>713.3 Waktu Pemeliharaan Sistem (bobot: 1)</text:p>
          </table:table-cell>
          <table:table-cell table:style-name="ce16" office:value-type="string" calcext:value-type="string" table:number-columns-spanned="1" table:number-rows-spanned="4">
            <text:p>Kandidat harus dapat mengatur waktu sistem dan menggunakan NTP untuk sinkronisasi waktu.</text:p>
          </table:table-cell>
          <table:table-cell table:style-name="ce11" office:value-type="string" calcext:value-type="string">
            <text:p>Memahami konsep NTP.</text:p>
          </table:table-cell>
          <table:table-cell table:style-name="ce11" office:value-type="string" calcext:value-type="string">
            <text:p>Umum: ntpd, /etc/rc.conf, dat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onfigurasi NTP dan melakukan sinkronisasi secara manual dengan server waktu.</text:p>
          </table:table-cell>
          <table:table-cell table:style-name="ce12" office:value-type="string" calcext:value-type="string">
            <text:p>FreeBSD: /etc/ntp.conf, ntpq</text:p>
          </table:table-cell>
          <table:table-cell table:style-name="ce8" table:number-columns-repeated="20"/>
          <table:table-cell table:number-columns-repeated="1000"/>
        </table:table-row>
        <table:table-row table:style-name="ro1">
          <table:covered-table-cell table:number-columns-repeated="2" table:style-name="ce4"/>
          <table:table-cell table:style-name="ce12"/>
          <table:table-cell table:style-name="ce12" office:value-type="string" calcext:value-type="string">
            <text:p>NetBSD: /etc/ntp.conf, ntpq</text:p>
          </table:table-cell>
          <table:table-cell table:style-name="ce8" table:number-columns-repeated="20"/>
          <table:table-cell table:number-columns-repeated="1000"/>
        </table:table-row>
        <table:table-row table:style-name="ro1">
          <table:covered-table-cell table:number-columns-repeated="2" table:style-name="ce5"/>
          <table:table-cell table:style-name="ce7"/>
          <table:table-cell table:style-name="ce7" office:value-type="string" calcext:value-type="string">
            <text:p>OpenBSD: /etc/ntpd.conf</text:p>
          </table:table-cell>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3">
            <text:p>713.4 Pencatatan/Logging Sistem (bobot: 2)</text:p>
          </table:table-cell>
          <table:table-cell table:style-name="ce16" office:value-type="string" calcext:value-type="string" table:number-columns-spanned="1" table:number-rows-spanned="3">
            <text:p>Kandidat harus dapat meninjau file log sistem dan mengonfigurasi rotasi file log.</text:p>
          </table:table-cell>
          <table:table-cell table:style-name="ce11" office:value-type="string" calcext:value-type="string">
            <text:p>Memahami pencatatan/logging sistem dan lokasi file log.</text:p>
          </table:table-cell>
          <table:table-cell table:style-name="ce11" office:value-type="string" calcext:value-type="string">
            <text:p>Umum: newsyslog, /etc/newsyslog.conf, /etc/syslog.conf, tail, grep, zgrep, zless, zmore, dmesg</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file log, termasuk log yang sedang berjalan dan log yang dikompresi.</text:p>
          </table:table-cell>
          <table:table-cell table:style-name="ce12" office:value-type="string" calcext:value-type="string">
            <text:p>FreeBSD: bzcat</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gonfigurasi rotasi log berdasarkan waktu atau ukuran.</text:p>
          </table:table-cell>
          <table:table-cell table:style-name="ce7" office:value-type="string" calcext:value-type="string">
            <text:p>NetBSD: bzcat</text:p>
          </table:table-cell>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6">
            <text:p>713.5 Dasar-dasar Agen Transfer Surat/Mail Transfer Agents (MTA) (bobot: 1)</text:p>
          </table:table-cell>
          <table:table-cell table:style-name="ce16" office:value-type="string" calcext:value-type="string" table:number-columns-spanned="1" table:number-rows-spanned="6">
            <text:p>Kandidat harus memahami peran MTA dan mengonfigurasi alias dan penerusan surat pada MTA lokal mereka serta email keluar menggunakan relay.</text:p>
          </table:table-cell>
          <table:table-cell table:style-name="ce11" office:value-type="string" calcext:value-type="string">
            <text:p>Memahami peran Mail Transfer Agent (MTA).</text:p>
          </table:table-cell>
          <table:table-cell table:style-name="ce11" office:value-type="string" calcext:value-type="string">
            <text:p>Umum: /etc/mail/aliases, newaliases</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MTA mana yang digunakan pada sistem.</text:p>
          </table:table-cell>
          <table:table-cell table:style-name="ce12" office:value-type="string" calcext:value-type="string">
            <text:p>FreeBSD: /etc/mail/mailer.conf, mailq</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buat nama alias email untuk Sendmail dan Postfix.</text:p>
          </table:table-cell>
          <table:table-cell table:style-name="ce12" office:value-type="string" calcext:value-type="string">
            <text:p>NetBSD: /etc/mailer.conf, postalias, mailq, postqueu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konfigurasi Sendmail dan Postfix untuk menggunakan relai untuk email keluar.</text:p>
          </table:table-cell>
          <table:table-cell table:style-name="ce12" office:value-type="string" calcext:value-type="string">
            <text:p>OpenBSD: /etc/mailer.conf, smtpct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dan mengosongkan antrian email.</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ahami perbedaan antara jenis format file tujuan email mbox dan maildir.</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3">
            <text:p>713.6 Mengelola Pekerjaan Cetak dan Pencetakan (bobot: 1)</text:p>
          </table:table-cell>
          <table:table-cell table:style-name="ce16" office:value-type="string" calcext:value-type="string" table:number-columns-spanned="1" table:number-rows-spanned="3">
            <text:p>Kandidat harus memahami cara kerja pencetakan pada sistem BSD dan harus dapat meninjau antrian pencetakan dan memanipulasi pekerjaan cetak.</text:p>
          </table:table-cell>
          <table:table-cell table:style-name="ce11" office:value-type="string" calcext:value-type="string">
            <text:p>Memahami sistem pencetakan lpr BSD.</text:p>
          </table:table-cell>
          <table:table-cell table:style-name="ce11" office:value-type="string" calcext:value-type="string">
            <text:p>Umum: lpc, lpq, lprm, printcap</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arti entri / etc/printcap.</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lihat antrian cetak dan memanipulasi pekerjaan di dalam antrian.</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4">
            <text:p>713.7 Mengelola Sesi Pengguna (bobot: 1)</text:p>
          </table:table-cell>
          <table:table-cell table:style-name="ce16" office:value-type="string" calcext:value-type="string" table:number-columns-spanned="1" table:number-rows-spanned="4">
            <text:p>Kandidat harus dapat mengidentifikasi pengguna mana yang saat ini masuk ke sistem dan meninjau riwayat login pengguna.</text:p>
          </table:table-cell>
          <table:table-cell table:style-name="ce11" office:value-type="string" calcext:value-type="string">
            <text:p>Menentukan siapa yang saat ini berada di sistem.</text:p>
          </table:table-cell>
          <table:table-cell table:style-name="ce11" office:value-type="string" calcext:value-type="string">
            <text:p>Umum: w, who, last, users</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kapan terakhir kali pengguna berada di sistem.</text:p>
          </table:table-cell>
          <table:table-cell table:style-name="ce12" office:value-type="string" calcext:value-type="string">
            <text:p>FreeBSD: lastlogin</text:p>
          </table:table-cell>
          <table:table-cell table:style-name="ce8" table:number-columns-repeated="20"/>
          <table:table-cell table:number-columns-repeated="1000"/>
        </table:table-row>
        <table:table-row table:style-name="ro1">
          <table:covered-table-cell table:number-columns-repeated="2" table:style-name="ce4"/>
          <table:table-cell table:style-name="ce12"/>
          <table:table-cell table:style-name="ce12" office:value-type="string" calcext:value-type="string">
            <text:p>NetBSD: lastlogin, /var/log/lastlog</text:p>
          </table:table-cell>
          <table:table-cell table:style-name="ce8" table:number-columns-repeated="20"/>
          <table:table-cell table:number-columns-repeated="1000"/>
        </table:table-row>
        <table:table-row table:style-name="ro1">
          <table:covered-table-cell table:number-columns-repeated="2" table:style-name="ce5"/>
          <table:table-cell table:style-name="ce7"/>
          <table:table-cell table:style-name="ce7" office:value-type="string" calcext:value-type="string">
            <text:p>OpenBSD: /var/log/lastlog</text:p>
          </table:table-cell>
          <table:table-cell table:style-name="ce8" table:number-columns-repeated="20"/>
          <table:table-cell table:number-columns-repeated="1000"/>
        </table:table-row>
        <table:table-row table:style-name="ro1" table:number-rows-repeated="960">
          <table:table-cell table:style-name="ce8" table:number-columns-repeated="24"/>
          <table:table-cell table:number-columns-repeated="1000"/>
        </table:table-row>
        <table:table-row table:style-name="ro2" table:number-rows-repeated="1047581">
          <table:table-cell table:number-columns-repeated="1024"/>
        </table:table-row>
        <table:table-row table:style-name="ro2">
          <table:table-cell table:number-columns-repeated="1024"/>
        </table:table-row>
      </table:table>
      <table:table table:name="714" table:style-name="ta4">
        <table:table-column table:style-name="co1" table:number-columns-repeated="24" table:default-cell-style-name="Default"/>
        <table:table-column table:style-name="co3" table:number-columns-repeated="1000" table:default-cell-style-name="Default"/>
        <table:table-row table:style-name="ro1">
          <table:table-cell table:style-name="ce1" office:value-type="string" calcext:value-type="string">
            <text:p>Topik dan Bobot</text:p>
          </table:table-cell>
          <table:table-cell table:style-name="ce1" office:value-type="string" calcext:value-type="string">
            <text:p>Deskripsi</text:p>
          </table:table-cell>
          <table:table-cell table:style-name="ce1" office:value-type="string" calcext:value-type="string">
            <text:p>Bidang Pengetahuan Utama:</text:p>
          </table:table-cell>
          <table:table-cell table:style-name="ce1" office:value-type="string" calcext:value-type="string">
            <text:p>Berikut ini adalah sebagian daftar file, istilah, dan utilitas yang digunakan:</text:p>
          </table:table-cell>
          <table:table-cell table:style-name="ce14" table:number-columns-repeated="20"/>
          <table:table-cell table:number-columns-repeated="1000"/>
        </table:table-row>
        <table:table-row table:style-name="ro1">
          <table:table-cell table:style-name="ce2" office:value-type="string" calcext:value-type="string" table:number-columns-spanned="4" table:number-rows-spanned="1">
            <text:p>714: Administrasi Jaringan BSD Dasar</text:p>
          </table:table-cell>
          <table:covered-table-cell table:number-columns-repeated="2" table:style-name="ce9"/>
          <table:covered-table-cell table:style-name="ce13"/>
          <table:table-cell table:style-name="ce8" table:number-columns-repeated="20"/>
          <table:table-cell table:number-columns-repeated="1000"/>
        </table:table-row>
        <table:table-row table:style-name="ro1">
          <table:table-cell table:style-name="ce15" office:value-type="string" calcext:value-type="string" table:number-columns-spanned="1" table:number-rows-spanned="5">
            <text:p>714.1 Dasar-dasar Protokol Internet (bobot: 2)</text:p>
          </table:table-cell>
          <table:table-cell table:style-name="ce16" office:value-type="string" calcext:value-type="string" table:number-columns-spanned="1" table:number-rows-spanned="5">
            <text:p>Kandidat harus memahami protokol jaringan yang penting serta pengalamatan dan subnetting IPv4 dan IPv6 dasar.</text:p>
          </table:table-cell>
          <table:table-cell table:style-name="ce11" office:value-type="string" calcext:value-type="string">
            <text:p>Memahami pengalamatan dan subnetting IPv4.</text:p>
          </table:table-cell>
          <table:table-cell table:style-name="ce11" office:value-type="string" calcext:value-type="string">
            <text:p>Common: CIDR, Prefix and Interface Identifier</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pengalamatan dan subnetting IPv6 dasar.</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onversi subnet mask antara notasi desimal bertitik, heksadesimal, atau CIDR.</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alamat host yang valid serta alamat subnet dan, untuk IPv4, alamat broadcast dari jaringan tertentu.</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ahami fitur-fitur utama TCP, UDP dan ICMP.</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6">
            <text:p>714.2 Konfigurasi jaringan dasar (bobot: 3)</text:p>
          </table:table-cell>
          <table:table-cell table:style-name="ce16" office:value-type="string" calcext:value-type="string" table:number-columns-spanned="1" table:number-rows-spanned="6">
            <text:p>Kandidat harus dapat mengonfigurasi pengaturan IP perangkat antarmuka jaringan.</text:p>
          </table:table-cell>
          <table:table-cell table:style-name="ce11" office:value-type="string" calcext:value-type="string">
            <text:p>Mengonfigurasi pengaturan IP baik sementara maupun permanen.</text:p>
          </table:table-cell>
          <table:table-cell table:style-name="ce11" office:value-type="string" calcext:value-type="string">
            <text:p>Common: ifconfig, route, hostname, /etc/hosts, dhclient, /etc/dhclient.conf, /var/db/dhclient.leases, /etc/rc.con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demonstrasikan pemahaman dasar tentang DHCP leases.</text:p>
          </table:table-cell>
          <table:table-cell table:style-name="ce12" office:value-type="string" calcext:value-type="string">
            <text:p>NetBSD: /etc/ifconfig.if, /etc/ifaliases</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sewa DHCP saat ini, melepaskannya, dan memperbarui sewa.</text:p>
          </table:table-cell>
          <table:table-cell table:style-name="ce12" office:value-type="string" calcext:value-type="string">
            <text:p>OpenBSD: netstart, /etc/hostname.if, /etc/myname, /etc/mygat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onfigurasi klien DHCP untuk mengganti pengaturan yang diterima dari server DHCP.</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dan mengonfigurasi alias antarmuka.</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ahami konfigurasi otomatis IPv6 menggunakan SLAAC dan DHCPv6.</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4">
            <text:p>714.3 Penyelesaian masalah jaringan dasar (bobot: 3)</text:p>
          </table:table-cell>
          <table:table-cell table:style-name="ce16" office:value-type="string" calcext:value-type="string" table:number-columns-spanned="1" table:number-rows-spanned="4">
            <text:p>Kandidat harus dapat menganalisis dan menyelesaikan masalah konektivitas jaringan sederhana.</text:p>
          </table:table-cell>
          <table:table-cell table:style-name="ce11" office:value-type="string" calcext:value-type="string">
            <text:p>Menentukan konfigurasi IP saat ini dari suatu sistem.</text:p>
          </table:table-cell>
          <table:table-cell table:style-name="ce11" office:value-type="string" calcext:value-type="string">
            <text:p>Common: ifconfig, netstat, route, ping, ping6, traceroute, /etc/services, telnet, nmap, nc</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yelesaikan masalah konektivitas IPv4 dan IPv6.</text:p>
          </table:table-cell>
          <table:table-cell table:style-name="ce12" office:value-type="string" calcext:value-type="string">
            <text:p>FreeBSD: sockstat, rtso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port TCP atau UDP mana yang terbuka pada suatu sistem.</text:p>
          </table:table-cell>
          <table:table-cell table:style-name="ce12" office:value-type="string" calcext:value-type="string">
            <text:p>NetBSD: sockstat, rtsol</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verifikasi ketersediaan layanan TCP/IP.</text:p>
          </table:table-cell>
          <table:table-cell table:style-name="ce7" office:value-type="string" calcext:value-type="string">
            <text:p>OpenBSD: /etc/hostname.if</text:p>
          </table:table-cell>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4">
            <text:p>714.4 Mengkonfigurasi DNS Sisi Klien (bobot: 2)</text:p>
          </table:table-cell>
          <table:table-cell table:style-name="ce16" office:value-type="string" calcext:value-type="string" table:number-columns-spanned="1" table:number-rows-spanned="4">
            <text:p>Kandidat harus memahami dasar-dasar DNS dan dapat mengonfigurasi resolusi nama host.</text:p>
          </table:table-cell>
          <table:table-cell table:style-name="ce11" office:value-type="string" calcext:value-type="string">
            <text:p>Memahami teori DNS dasar, termasuk jenis-jenis catatan sumber daya, pencarian balik, dan jenis-jenis server DNS.</text:p>
          </table:table-cell>
          <table:table-cell table:style-name="ce11" office:value-type="string" calcext:value-type="string">
            <text:p>Common: host, hostname, /etc/resolv.con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anyakan server DNS untuk jenis catatan sumber daya tertentu.</text:p>
          </table:table-cell>
          <table:table-cell table:style-name="ce12" office:value-type="string" calcext:value-type="string">
            <text:p>FreeBSD: drill, /etc/nsswitch.conf</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onfigurasi resolusi nama, termasuk urutan resolusi nama host dan server DNS rekursif.</text:p>
          </table:table-cell>
          <table:table-cell table:style-name="ce12" office:value-type="string" calcext:value-type="string">
            <text:p>NetBSD: dig, nslookup, /etc/nsswitch.conf</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yelesaikan masalah DNS.</text:p>
          </table:table-cell>
          <table:table-cell table:style-name="ce7" office:value-type="string" calcext:value-type="string">
            <text:p>OpenBSD: dig, nslookup</text:p>
          </table:table-cell>
          <table:table-cell table:style-name="ce8" table:number-columns-repeated="20"/>
          <table:table-cell table:number-columns-repeated="1000"/>
        </table:table-row>
        <table:table-row table:style-name="ro1" table:number-rows-repeated="972">
          <table:table-cell table:style-name="ce8" table:number-columns-repeated="24"/>
          <table:table-cell table:number-columns-repeated="1000"/>
        </table:table-row>
        <table:table-row table:style-name="ro2" table:number-rows-repeated="1047582">
          <table:table-cell table:number-columns-repeated="1024"/>
        </table:table-row>
        <table:table-row table:style-name="ro2">
          <table:table-cell table:number-columns-repeated="1024"/>
        </table:table-row>
      </table:table>
      <table:table table:name="715" table:style-name="ta5">
        <table:table-column table:style-name="co1" table:number-columns-repeated="24" table:default-cell-style-name="Default"/>
        <table:table-column table:style-name="co3" table:number-columns-repeated="1000" table:default-cell-style-name="Default"/>
        <table:table-row table:style-name="ro1">
          <table:table-cell table:style-name="ce1" office:value-type="string" calcext:value-type="string">
            <text:p>Topik dan Bobot</text:p>
          </table:table-cell>
          <table:table-cell table:style-name="ce1" office:value-type="string" calcext:value-type="string">
            <text:p>Deskripsi</text:p>
          </table:table-cell>
          <table:table-cell table:style-name="ce1" office:value-type="string" calcext:value-type="string">
            <text:p>Bidang Pengetahuan Utama:</text:p>
          </table:table-cell>
          <table:table-cell table:style-name="ce1" office:value-type="string" calcext:value-type="string">
            <text:p>Berikut ini adalah sebagian daftar file, istilah, dan utilitas yang digunakan:</text:p>
          </table:table-cell>
          <table:table-cell table:style-name="ce14" table:number-columns-repeated="20"/>
          <table:table-cell table:number-columns-repeated="1000"/>
        </table:table-row>
        <table:table-row table:style-name="ro1">
          <table:table-cell table:style-name="ce15" office:value-type="string" calcext:value-type="string" table:number-columns-spanned="4" table:number-rows-spanned="1">
            <text:p>715: Keterampilan Dasar Unix</text:p>
          </table:table-cell>
          <table:covered-table-cell table:number-columns-repeated="2" table:style-name="ce17"/>
          <table:covered-table-cell table:style-name="ce18"/>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9">
            <text:p>715.1 Menggunakan Shell dan Bekerja pada Baris Perintah (bobot: 2)</text:p>
          </table:table-cell>
          <table:table-cell table:style-name="ce16" office:value-type="string" calcext:value-type="string" table:number-columns-spanned="1" table:number-rows-spanned="9">
            <text:p>Kandidat harus dapat menggunakan dan mengkustomisasi shell dan memahami perbedaan antara berbagai shell yang ditawarkan pada sistem BSD. Kandidat juga harus dapat menggunakan manpages.</text:p>
          </table:table-cell>
          <table:table-cell table:style-name="ce11" office:value-type="string" calcext:value-type="string">
            <text:p>Memahami perbedaan antara shell standar pada sistem BSD.</text:p>
          </table:table-cell>
          <table:table-cell table:style-name="ce11" office:value-type="string" calcext:value-type="string">
            <text:p>Umum: sh, csh, tcsh, &lt;, &gt;, |, &gt;&amp;, |&amp;, tee, env, file globbing, ?, *, man, intro, less, <text:s/>!, <text:s/>!!, $, xargs</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Terbiasa menggunakan shell sh, csh, atau tcsh.</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dan memodifikasi variabel lingkungan, baik sementara maupun permanen.</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arahkan input dan output ke/dari file dan perintah.</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gunakan spesifikasi wildcard sederhana dan lanjutan dalam perintah.</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bagian manpage dan menggunakan manpage.</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odifikasi perilaku shell baik secara sementara maupun permanen, termasuk mencegah shell mengambil file yang sudah ada dan menggunakan substitusi riwayat.</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atur alias perintah dan mem-bypass alias perintah untuk sementara.</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jalankan sebuah perintah beberapa kali dengan argumen yang berbeda untuk setiap kali proses.</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5">
            <text:p>715.2 Melakukan manajemen file dasar (bobot: 3)</text:p>
          </table:table-cell>
          <table:table-cell table:style-name="ce16" office:value-type="string" calcext:value-type="string" table:number-columns-spanned="1" table:number-rows-spanned="5">
            <text:p>Kandidat harus dapat menangani file pada sistem BSD. Ini termasuk mengidentifikasi jenis file dan membuat arsip file.</text:p>
          </table:table-cell>
          <table:table-cell table:style-name="ce11" office:value-type="string" calcext:value-type="string">
            <text:p>Menyalin, memindahkan, dan menghapus file dan direktori.</text:p>
          </table:table-cell>
          <table:table-cell table:style-name="ce11" office:value-type="string" calcext:value-type="string">
            <text:p>Umum: cp, mkdir, mv, ls, rm, rmdir, touch, dd, tar, cpio, pax, cp, file</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yalin beberapa file dan direktori secara rekursif.</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hapus file dan direktori secara rekursif.</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entukan apakah sebuah file adalah file biner, teks, atau data.</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ggunakan utilitas pencadangan baris perintah Unix yang umum.</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8">
            <text:p>715.3 Membuat, Memantau, dan Menghentikan Proses (bobot: 3)</text:p>
          </table:table-cell>
          <table:table-cell table:style-name="ce16" office:value-type="string" calcext:value-type="string" table:number-columns-spanned="1" table:number-rows-spanned="8">
            <text:p>Kandidat harus mampu mengelola proses, termasuk mengidentifikasi proses dengan penggunaan sumber daya yang ekstensif, membuat prioritas, dan menghentikan proses.</text:p>
          </table:table-cell>
          <table:table-cell table:style-name="ce11" office:value-type="string" calcext:value-type="string">
            <text:p>Memantau beban kerja sistem selama 1, 5, dan 15 menit terakhir.</text:p>
          </table:table-cell>
          <table:table-cell table:style-name="ce11" office:value-type="string" calcext:value-type="string">
            <text:p>Umum: top, ps, pgrep, pstat, systat, nice, renice, kill, pkill, swapctl, uptime, w, vmstat</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ntau sistem memori virtual, termasuk memantau aktivitas pertukaran dan paging.</text:p>
          </table:table-cell>
          <table:table-cell table:style-name="ce12" office:value-type="string" calcext:value-type="string">
            <text:p>Shell built-in commands: &amp;, ^Z, jobs, bg, fg, and kil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lihat proses yang sedang aktif dan mengenali penggunaan CPU yang berlebihan.</text:p>
          </table:table-cell>
          <table:table-cell table:style-name="ce12" office:value-type="string" calcext:value-type="string">
            <text:p>FreeBSD: killall</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sinyal Unix yang paling sering digunakan, termasuk nama-namanya.</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perbedaan antara SIGTERM dan SIGKILL.</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irimkan sinyal pada proses yang sedang aktif.</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akhiri sebuah proses atau mengubah prioritasnya.</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ulai sebuah proses di latar belakang, menempatkan proses yang sudah ada di latar belakang, memverifikasi apakah ada pekerjaan yang sedang berjalan di latar belakang, dan mengembalikan proses latar belakang ke latar depan.</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2">
            <text:p>715.4 Menggunakan Ekspresi Reguler Sederhana (bobot: 2)</text:p>
          </table:table-cell>
          <table:table-cell table:style-name="ce16" office:value-type="string" calcext:value-type="string" table:number-columns-spanned="1" table:number-rows-spanned="2">
            <text:p>Kandidat harus dapat menggunakan ekspresi reguler dan wildcard sederhana untuk mencari teks dalam file dan stream.</text:p>
          </table:table-cell>
          <table:table-cell table:style-name="ce11" office:value-type="string" calcext:value-type="string">
            <text:p>Mencocokkan pola teks saat menganalisis keluaran program atau mencari di dalam file.</text:p>
          </table:table-cell>
          <table:table-cell table:style-name="ce11" office:value-type="string" calcext:value-type="string">
            <text:p>Umum: grep, egrep, fgrep, re_format(7)</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nentukan rentang karakter dalam [], menentukan literal, menggunakan operator pengulangan, mengenali metakarakter, dan membuat filter terbalik.</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2">
            <text:p>715.5 Melakukan operasi pengeditan file dasar (bobot: 2)</text:p>
          </table:table-cell>
          <table:table-cell table:style-name="ce16" office:value-type="string" calcext:value-type="string" table:number-columns-spanned="1" table:number-rows-spanned="2">
            <text:p>Kandidat harus dapat menggunakan editor vi untuk pengeditan file dasar.</text:p>
          </table:table-cell>
          <table:table-cell table:style-name="ce11" office:value-type="string" calcext:value-type="string">
            <text:p>Mengedit file menggunakan editor vi.</text:p>
          </table:table-cell>
          <table:table-cell table:style-name="ce11" office:value-type="string" calcext:value-type="string">
            <text:p>Umum: vi, <text:s/>:w, <text:s/>:wq, :wq!, <text:s/>:q!, Dd, Y, P, X, I, A, /, ZZ, :set number, :set list</text:p>
          </table:table-cell>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odifikasi file hanya-baca atau keluar dari vi tanpa menyimpan hasil edit pada file.</text:p>
          </table:table-cell>
          <table:table-cell table:style-name="ce7"/>
          <table:table-cell table:style-name="ce8" table:number-columns-repeated="20"/>
          <table:table-cell table:number-columns-repeated="1000"/>
        </table:table-row>
        <table:table-row table:style-name="ro1">
          <table:table-cell table:style-name="ce16" office:value-type="string" calcext:value-type="string" table:number-columns-spanned="1" table:number-rows-spanned="6">
            <text:p>715.6 Menyesuaikan atau menulis skrip sederhana (bobot: 2)</text:p>
          </table:table-cell>
          <table:table-cell table:style-name="ce16" office:value-type="string" calcext:value-type="string" table:number-columns-spanned="1" table:number-rows-spanned="6">
            <text:p>Kandidat harus memahami konsep skrip shell dan mampu menulis skrip shell Bourne sederhana.</text:p>
          </table:table-cell>
          <table:table-cell table:style-name="ce11" office:value-type="string" calcext:value-type="string">
            <text:p>Memahami keuntungan dan kerugian menggunakan skrip shell Bourne daripada skrip shell csh atau bash.</text:p>
          </table:table-cell>
          <table:table-cell table:style-name="ce11" office:value-type="string" calcext:value-type="string">
            <text:p>Umum: chmod, stdin, stdout, stderr, for, while, if, case, exec</text:p>
          </table:table-cell>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mahami shebang, komentar, dan izin skrip.</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gunakan parameter posisi, parameter khusus, dan karakter pengganti.</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gunakan tanda kutip dan garis miring.</text:p>
          </table:table-cell>
          <table:table-cell table:style-name="ce12"/>
          <table:table-cell table:style-name="ce8" table:number-columns-repeated="20"/>
          <table:table-cell table:number-columns-repeated="1000"/>
        </table:table-row>
        <table:table-row table:style-name="ro1">
          <table:covered-table-cell table:number-columns-repeated="2" table:style-name="ce4"/>
          <table:table-cell table:style-name="ce12" office:value-type="string" calcext:value-type="string">
            <text:p>Menggunakan kondisi dan perulangan.</text:p>
          </table:table-cell>
          <table:table-cell table:style-name="ce12"/>
          <table:table-cell table:style-name="ce8" table:number-columns-repeated="20"/>
          <table:table-cell table:number-columns-repeated="1000"/>
        </table:table-row>
        <table:table-row table:style-name="ro1">
          <table:covered-table-cell table:number-columns-repeated="2" table:style-name="ce5"/>
          <table:table-cell table:style-name="ce7" office:value-type="string" calcext:value-type="string">
            <text:p>Memecahkan masalah skrip.</text:p>
          </table:table-cell>
          <table:table-cell table:style-name="ce7"/>
          <table:table-cell table:style-name="ce8" table:number-columns-repeated="20"/>
          <table:table-cell table:number-columns-repeated="1000"/>
        </table:table-row>
        <table:table-row table:style-name="ro1" table:number-rows-repeated="958">
          <table:table-cell table:style-name="ce8" table:number-columns-repeated="24"/>
          <table:table-cell table:number-columns-repeated="1000"/>
        </table:table-row>
        <table:table-row table:style-name="ro2" table:number-rows-repeated="104758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Open Sans&quot;" svg:font-family="'&quot;Open Sans&quot;'"/>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4-3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711" style:display-name="PageStyle_711" style:page-layout-name="Mpm3">
      <style:header style:display="false"/>
      <style:header-left style:display="false"/>
      <style:footer style:display="false"/>
      <style:footer-left style:display="false"/>
    </style:master-page>
    <style:master-page style:name="PageStyle_5f_712" style:display-name="PageStyle_712" style:page-layout-name="Mpm3">
      <style:header style:display="false"/>
      <style:header-left style:display="false"/>
      <style:footer style:display="false"/>
      <style:footer-left style:display="false"/>
    </style:master-page>
    <style:master-page style:name="PageStyle_5f_713" style:display-name="PageStyle_713" style:page-layout-name="Mpm3">
      <style:header style:display="false"/>
      <style:header-left style:display="false"/>
      <style:footer style:display="false"/>
      <style:footer-left style:display="false"/>
    </style:master-page>
    <style:master-page style:name="PageStyle_5f_714" style:display-name="PageStyle_714" style:page-layout-name="Mpm3">
      <style:header style:display="false"/>
      <style:header-left style:display="false"/>
      <style:footer style:display="false"/>
      <style:footer-left style:display="false"/>
    </style:master-page>
    <style:master-page style:name="PageStyle_5f_715" style:display-name="PageStyle_7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276" meta:object-count="0"/>
    <meta:generator>LibreOfficeDev/6.0.5.2$Linux_X86_64 LibreOffice_project/</meta:generator>
  </office:meta>
</office:document-meta>
</file>